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style:use-window-font-color="true"/>
    </style:style>
    <style:style style:name="T2" style:family="text">
      <style:text-properties fo:font-size="15.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bold"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Liberation Serif'" style:font-family-asian="'Liberation Serif'" style:font-family-complex="'Liberation Serif'"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Liberation Serif'" style:font-family-asian="'Liberation Serif'" style:font-family-complex="'Liberation Serif'"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bold" fo:font-family="'Liberation Serif'" style:font-family-asian="'Liberation Serif'" style:font-family-complex="'Liberation Serif'"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bold" fo:font-family="'Liberation Serif'" style:font-family-asian="'Liberation Serif'" style:font-family-complex="'Liberation Serif'"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bold"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bold"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bold" fo:font-family="'Liberation Serif'" style:font-family-asian="'Liberation Serif'" style:font-family-complex="'Liberation Serif'"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text:tab/><text:tab/><text:tab/><text:tab/><text:tab/><text:s text:c="4"/></text:span></text:p>
      <text:p text:style-name="P1"><text:span text:style-name="T1"><text:tab/><text:tab/><text:tab/><text:tab/></text:span><text:span text:style-name="T2">THE CRUISE</text:span></text:p>
      <text:p text:style-name="P1"><text:span text:style-name="T3"/></text:p>
      <text:p text:style-name="P1"><text:span text:style-name="T4">Your space fantasy is here! Guide your ship to saftey.</text:span></text:p>
      <text:p text:style-name="P1"><text:span text:style-name="T5"/></text:p>
      <text:p text:style-name="P1"><text:span text:style-name="T6">You are the captain of a spaceship which is cruising in a distant galaxy. Due to sonar error you cruise into a dangerous territory which is remain of the great space battle which was fought thousand years ago for all the gold in the universe.</text:span></text:p>
      <text:p text:style-name="P1"><text:span text:style-name="T6"><text:s/>As an informed captain you know how dangerous the area is and you tell the pilot to put vertical thrusters to their full power and go over the area.</text:span></text:p>
      <text:p text:style-name="P1"><text:span text:style-name="T7"/></text:p>
      <text:p text:style-name="P1"><text:span text:style-name="T8">The pilot is so amazed to see the territory that he looses control and gets into way of a sigma field which damages the thrusters and the ship is no longer able to use its thrusters. Ship has a backup thruster but using it causes ship to move very slowly and consumes more fuel.</text:span></text:p>
      <text:p text:style-name="P1"><text:span text:style-name="T9"/></text:p>
      <text:p text:style-name="P1"><text:span text:style-name="T10">Now everyone looks up to you to come up with a solution. There is a wormhole on the other side of the territory which will lead you to home.</text:span></text:p>
      <text:p text:style-name="P1"><text:span text:style-name="T11"/></text:p>
      <text:p text:style-name="P1"><text:span text:style-name="T12">Backup thruster is weak and cannot lift the spaceship above the territoy, so you decide to get in the rescue ship and guide the main ship to the wormhole.</text:span></text:p>
      <text:p text:style-name="P1"><text:span text:style-name="T13"/></text:p>
      <text:p text:style-name="P1"><text:span text:style-name="T14">Along the way there is lots of gold floating in space, gather as much as you can.</text:span></text:p>
      <text:p text:style-name="P1"><text:span text:style-name="T15"/></text:p>
      <text:p text:style-name="P1"><text:span text:style-name="T15"/></text:p>
      <text:p text:style-name="P1"><text:span text:style-name="T16"><text:s/><text:tab/><text:s text:c="8"/></text:span><text:span text:style-name="T17">Space ship</text:span><text:span text:style-name="T18"><text:tab/><text:tab/><text:tab/><text:tab/><text:tab/></text:span><text:span text:style-name="T19">Guide</text:span><text:span text:style-name="T20"/></text:p>
      <text:p text:style-name="P1"><text:span text:style-name="T20"><text:s text:c="8"/></text:span><draw:frame text:anchor-type="as-char" svg:width="48.42mm" svg:height="48.42mm" style:rel-width="scale" style:rel-height="scale"><draw:object-ole xlink:href="OleObj1"/><draw:image xlink:href="ObjectReplacements/OleObj1"/></draw:frame><text:span text:style-name="T21"><text:tab/><text:tab/><text:tab/><text:tab/></text:span><draw:frame text:anchor-type="as-char" svg:width="19.84mm" svg:height="19.84mm" style:rel-width="scale" style:rel-height="scale"><draw:object-ole xlink:href="OleObj2"/><draw:image xlink:href="ObjectReplacements/OleObj2"/></draw:frame><text:span text:style-name="T23"/></text:p>
      <text:p text:style-name="P1"><text:span text:style-name="T24"/></text:p>
      <text:p text:style-name="P1"><text:span text:style-name="T24"/></text:p>
      <text:p text:style-name="P1"><text:span text:style-name="T25">Rules are :</text:span></text:p>
      <text:p text:style-name="P1"><text:span text:style-name="T25"><text:tab/></text:span></text:p>
      <text:p text:style-name="P1"><text:span text:style-name="T25">1. Spaceship will always follow the guide.</text:span></text:p>
      <text:p text:style-name="P1"><text:span text:style-name="T25">2. Guide can teleport space ship cannot, space ships always follows the guide in straight line.</text:span></text:p>
      <text:p text:style-name="P1"><text:span text:style-name="T25">3. Spaceship can only fire bullets which will increase your count of bullet by unity if it hits one of the enemy ships.</text:span></text:p>
      <text:p text:style-name="P1"><text:span text:style-name="T26"/></text:p>
      <text:p text:style-name="P1"><text:span text:style-name="T27">Your guide of deadly space traps:</text:span></text:p>
      <text:p text:style-name="P1"><text:span text:style-name="T28"/></text:p>
      <text:p text:style-name="P1"><text:span text:style-name="T29">Crawlers</text:span><text:span text:style-name="T30">: Nasty bots which have laid still for thousands of years but will continuously shoot. Time has degraded its circuit and it keeps moving in random direction but will start moving towards you if your spaceship if it lays still for more than seven seconds. (Bullet damage = 0.5 , on collision damage = 1<text:s text:c="2"/>)</text:span></text:p>
      <text:p text:style-name="P1"><text:span text:style-name="T31"><text:tab/><text:tab/></text:span></text:p>
      <text:p text:style-name="P1"><text:span text:style-name="T31"><text:tab/><text:tab/><text:tab/></text:span><draw:frame text:anchor-type="as-char" svg:width="18.26mm" svg:height="23.55mm" style:rel-width="scale" style:rel-height="scale"><draw:object-ole xlink:href="OleObj3"/><draw:image xlink:href="ObjectReplacements/OleObj3"/></draw:frame><text:span text:style-name="T31"/></text:p>
      <text:p text:style-name="P1"><text:span text:style-name="T31"/></text:p>
      <text:p text:style-name="P1"><text:span text:style-name="T31"/></text:p>
      <text:p text:style-name="P1"><text:span text:style-name="T32">Warm hole</text:span><text:span text:style-name="T33">: The final destination where you want your spaceship to be.</text:span></text:p>
      <text:p text:style-name="P1"><text:span text:style-name="T34"/></text:p>
      <text:p text:style-name="P1"><text:span text:style-name="T34"><text:tab/><text:tab/><text:tab/></text:span><draw:frame text:anchor-type="as-char" svg:width="30.43mm" svg:height="22.75mm" style:rel-width="scale" style:rel-height="scale"><draw:object-ole xlink:href="OleObj4"/><draw:image xlink:href="ObjectReplacements/OleObj4"/></draw:frame><text:span text:style-name="T34"/></text:p>
      <text:p text:style-name="P1"><text:span text:style-name="T34"/></text:p>
      <text:p text:style-name="P1"><text:span text:style-name="T34"/></text:p>
      <text:p text:style-name="P1"><text:span text:style-name="T34"/></text:p>
      <text:p text:style-name="P1"><text:span text:style-name="T34"/></text:p>
      <text:p text:style-name="P1"><text:span text:style-name="T34"/></text:p>
      <text:p text:style-name="P1"><text:span text:style-name="T35">Hydra(Immortal)</text:span><text:span text:style-name="T36">: Emits powerful rays<text:s text:c="2"/>which causes massive damage. It constantly keeps on rotating which results in formation of a destructive laser star. (damage = 50 points from each laser)</text:span></text:p>
      <text:p text:style-name="P1"><text:span text:style-name="T37"/></text:p>
      <text:p text:style-name="P1"><text:span text:style-name="T37"/></text:p>
      <text:p text:style-name="P1"><text:span text:style-name="T37"><text:tab/><text:tab/><text:tab/></text:span><draw:frame text:anchor-type="as-char" svg:width="24.61mm" svg:height="58.21mm" style:rel-width="scale" style:rel-height="scale"><draw:object-ole xlink:href="OleObj5"/><draw:image xlink:href="ObjectReplacements/OleObj5"/></draw:frame><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8">BLADES<text:s/></text:span><text:span text:style-name="T39">: Rips anything that comes in its way. (damage = 13.5)</text:span></text:p>
      <text:p text:style-name="P1"><text:span text:style-name="T40"/></text:p>
      <text:p text:style-name="P1"><text:span text:style-name="T40"/></text:p>
      <text:p text:style-name="P1"><text:span text:style-name="T40"><text:tab/><text:tab/><text:tab/></text:span><draw:frame text:anchor-type="as-char" svg:width="29.90mm" svg:height="29.90mm" style:rel-width="scale" style:rel-height="scale"><draw:object-ole xlink:href="OleObj6"/><draw:image xlink:href="ObjectReplacements/OleObj6"/></draw:frame><text:span text:style-name="T40"/></text:p>
      <text:p text:style-name="P1"><text:span text:style-name="T40"><text:tab/></text:span></text:p>
      <text:p text:style-name="P1"><text:span text:style-name="T40"/></text:p>
      <text:p text:style-name="P1"><text:span text:style-name="T40"/></text:p>
      <text:p text:style-name="P1"><text:span text:style-name="T40"/></text:p>
      <text:p text:style-name="P1"><text:span text:style-name="T40"/></text:p>
      <text:p text:style-name="P1"><text:span text:style-name="T40"/></text:p>
      <text:p text:style-name="P1"><text:span text:style-name="T41">Jedi’s Laser:<text:s/></text:span><text:span text:style-name="T42">Rotates on its axis to cover maximum possible area. (damage = 6.25)</text:span></text:p>
      <text:p text:style-name="P1"><text:span text:style-name="T43"/></text:p>
      <text:p text:style-name="P1"><text:span text:style-name="T43"/></text:p>
      <text:p text:style-name="P1"><text:span text:style-name="T43"><text:tab/><text:tab/><text:tab/></text:span><draw:frame text:anchor-type="as-char" svg:width="23.55mm" svg:height="42.07mm" style:rel-width="scale" style:rel-height="scale"><draw:object-ole xlink:href="OleObj7"/><draw:image xlink:href="ObjectReplacements/OleObj7"/></draw:frame><text:span text:style-name="T43"/></text:p>
      <text:p text:style-name="P1"><text:span text:style-name="T43"/></text:p>
      <text:p text:style-name="P1"><text:span text:style-name="T44">The Thantor:</text:span><text:span text:style-name="T45"><text:s/>This is one of the deadliest creature you can find in the space. One should stay away form them. (damage=13.5)</text:span></text:p>
      <text:p text:style-name="P1"><text:span text:style-name="T46"/></text:p>
      <text:p text:style-name="P1"><text:span text:style-name="T46"/></text:p>
      <text:p text:style-name="P1"><text:span text:style-name="T46"><text:tab/>`<text:tab/><text:tab/></text:span><draw:frame text:anchor-type="as-char" svg:width="36.78mm" svg:height="34.13mm" style:rel-width="scale" style:rel-height="scale"><draw:object-ole xlink:href="OleObj8"/><draw:image xlink:href="ObjectReplacements/OleObj8"/></draw:frame><text:span text:style-name="T46"/></text:p>
      <text:p text:style-name="P1"><text:span text:style-name="T46"/></text:p>
      <text:p text:style-name="P1"><text:span text:style-name="T47">Sigma field</text:span><text:span text:style-name="T48">: This is the reason your thrusters are toast. ( damage = 22.5)</text:span></text:p>
      <text:p text:style-name="P1"><text:span text:style-name="T49"/></text:p>
      <text:p text:style-name="P1"><text:span text:style-name="T49"/></text:p>
      <text:p text:style-name="P1"><text:span text:style-name="T49"><text:tab/>`<text:tab/><text:tab/></text:span><draw:frame text:anchor-type="as-char" svg:width="52.12mm" svg:height="29.37mm" style:rel-width="scale" style:rel-height="scale"><draw:object-ole xlink:href="OleObj9"/><draw:image xlink:href="ObjectReplacements/OleObj9"/></draw:frame><text:span text:style-name="T49"/></text:p>
      <text:p text:style-name="P1"><text:span text:style-name="T49"/></text:p>
      <text:p text:style-name="P1"><text:span text:style-name="T49"/></text:p>
      <text:p text:style-name="P1"><text:span text:style-name="T49"/></text:p>
      <text:p text:style-name="P1"><text:span text:style-name="T49"/></text:p>
      <text:p text:style-name="P1"><text:span text:style-name="T49"/></text:p>
      <text:p text:style-name="P1"><text:span text:style-name="T50">The boom: S</text:span><text:span text:style-name="T51">mall explosions that go on for eternity until absorbed by something, you may be that something. (damage = 1)</text:span></text:p>
      <text:p text:style-name="P1"><text:span text:style-name="T52"/></text:p>
      <text:p text:style-name="P1"><text:span text:style-name="T52"/></text:p>
      <text:p text:style-name="P1"><text:span text:style-name="T52"><text:tab/><text:tab/><text:tab/></text:span><draw:frame text:anchor-type="as-char" svg:width="36.51mm" svg:height="37.31mm" style:rel-width="scale" style:rel-height="scale"><draw:object-ole xlink:href="OleObj10"/><draw:image xlink:href="ObjectReplacements/OleObj10"/></draw:frame><text:span text:style-name="T52"/></text:p>
      <text:p text:style-name="P1"><text:span text:style-name="T52"/></text:p>
      <text:p text:style-name="P1"><text:span text:style-name="T52"/></text:p>
      <text:p text:style-name="P1"><text:span text:style-name="T53">Guardian:<text:s/></text:span><text:span text:style-name="T54">Not that damaging, but you never know. Strength lies is unity. (Bullet damage = 0.5 , on collision damage = 1<text:s text:c="2"/>)</text:span></text:p>
      <text:p text:style-name="P1"><text:span text:style-name="T55"/></text:p>
      <text:p text:style-name="P1"><text:span text:style-name="T55"/></text:p>
      <text:p text:style-name="P1"><text:span text:style-name="T55"><text:tab/><text:tab/><text:tab/></text:span><draw:frame text:anchor-type="as-char" svg:width="21.70mm" svg:height="17.73mm" style:rel-width="scale" style:rel-height="scale"><draw:object-ole xlink:href="OleObj11"/><draw:image xlink:href="ObjectReplacements/OleObj11"/></draw:frame><text:span text:style-name="T55"/></text:p>
      <text:p text:style-name="P1"><text:span text:style-name="T55"/></text:p>
      <text:p text:style-name="P1"><text:span text:style-name="T55"/></text:p>
      <text:p text:style-name="P1"><text:span text:style-name="T55"/></text:p>
      <text:p text:style-name="P1"><text:span text:style-name="T55"/></text:p>
      <text:p text:style-name="P1"><text:span text:style-name="T55"/></text:p>
      <text:p text:style-name="P1"><text:span text:style-name="T56">Silver Star</text:span><text:span text:style-name="T57">: 10 points each star</text:span></text:p>
      <text:p text:style-name="P1"><text:span text:style-name="T58"><text:tab/><text:tab/></text:span></text:p>
      <text:p text:style-name="P1"><text:span text:style-name="T58"><text:tab/><text:tab/><text:tab/></text:span><draw:frame text:anchor-type="as-char" svg:width="10.32mm" svg:height="10.05mm" style:rel-width="scale" style:rel-height="scale"><draw:object-ole xlink:href="OleObj12"/><draw:image xlink:href="ObjectReplacements/OleObj12"/></draw:frame><text:span text:style-name="T58"/></text:p>
      <text:p text:style-name="P1"><text:span text:style-name="T58"><text:tab/></text:span></text:p>
      <text:p text:style-name="P1"><text:span text:style-name="T58"/></text:p>
      <text:p text:style-name="P1"><text:span text:style-name="T59">Gold Star</text:span><text:span text:style-name="T60">:10 points each star + 85 points bonus after you have collected 10 of them.</text:span></text:p>
      <text:p text:style-name="P1"><text:span text:style-name="T61"/></text:p>
      <text:p text:style-name="P1"><text:span text:style-name="T61"><text:tab/><text:tab/><text:tab/></text:span><draw:frame text:anchor-type="as-char" svg:width="10.32mm" svg:height="10.05mm" style:rel-width="scale" style:rel-height="scale"><draw:object-ole xlink:href="OleObj13"/><draw:image xlink:href="ObjectReplacements/OleObj13"/></draw:frame><text:span text:style-name="T61"/></text:p>
      <text:p text:style-name="P1"><text:span text:style-name="T61"/></text:p>
      <text:p text:style-name="P1"><text:span text:style-name="T62">Nova’s Laser:<text:s/></text:span><text:span text:style-name="T63">Very powerful laser and damaging which disappers and reappears with time, when disappeared it can still inflict damage, STEER CLEAR! (damage = 31.5)</text:span></text:p>
      <text:p text:style-name="P1"><text:span text:style-name="T63"/></text:p>
      <text:p text:style-name="P1"><text:span text:style-name="T63"><text:tab/><text:tab/></text:span><draw:frame text:anchor-type="as-char" svg:width="150.55mm" svg:height="15.35mm" style:rel-width="scale" style:rel-height="scale"><draw:object-ole xlink:href="OleObj14"/><draw:image xlink:href="ObjectReplacements/OleObj14"/></draw:frame><text:span text:style-name="T6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